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color="#c9211e" loext:opacity="100%"/>
    </style:style>
    <style:style style:name="P3" style:family="paragraph" style:parent-style-name="Standard">
      <style:text-properties fo:color="#c9211e" loext:opacity="100%" fo:background-color="#ffff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color="#c9211e" loext:opacity="100%"/>
    </style:style>
    <style:style style:name="T4" style:family="text">
      <style:text-properties fo:color="#c9211e" loext:opacity="100%" fo:background-color="#ffff00" loext:char-shading-value="0"/>
    </style:style>
    <style:style style:name="T5" style:family="text">
      <style:text-properties fo:color="#c9211e" loext:opacity="100%"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E REALIZADO</text:p>
      <text:p text:style-name="P1"/>
      <text:p text:style-name="P1"><text:s/></text:p>
      <text:p text:style-name="P1">Questão1 <text:s/></text:p>
      <text:p text:style-name="Standard"><text:s/></text:p>
      <text:p text:style-name="Standard"><text:s text:c="3"/>Tendo por base o estudo desenvolvido neste módulo e tendo como referência as equações e seus respectivos circuitos lógicos, escolha a opção correta que melhor completa a seguinte afirmação:</text:p>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text:s/></text:p>
      <text:p text:style-name="Standard">Observando o circuito lógico e a equação acima, veja que em todas as interseções de fios em que há ligação física, deve também haver um ponto (com tamanho razoável), como se fosse uma ___________. </text:p>
      <text:p text:style-name="Standard"><text:s/></text:p>
      <text:p text:style-name="Standard">1 - “conexão”</text:p>
      <text:p text:style-name="Standard">2 - “emenda”</text:p>
      <text:p text:style-name="P1">3 - “solda”</text:p>
      <text:p text:style-name="Standard">4 - “ponte de conexões”</text:p>
      <text:p text:style-name="Standard">5 - “ligação”</text:p>
      <text:p text:style-name="Standard"><text:s/></text:p>
      <text:p text:style-name="P1">Sua resposta: “solda”</text:p>
      <text:p text:style-name="Standard">Valor: Resposta Correta</text:p>
      <text:p text:style-name="Standard">Valor recebido: 10.00</text:p>
      <text:p text:style-name="Standard"/>
      <text:p text:style-name="Standard"/>
      <text:p text:style-name="Standard"><text:s/></text:p>
      <text:p text:style-name="Standard"><text:s/></text:p>
      <text:p text:style-name="P1">Questão2 <text:s/></text:p>
      <text:p text:style-name="Standard"><text:s/></text:p>
      <text:p text:style-name="Standard"><text:s text:c="3"/>Quando estudamos a função Booleana pudemos entender que ela pode ser representada por uma equação ou detalhada pela tabela verdade. Todavia uma função Booleana também pode ter sua representação feita de forma gráfica, onde cada operador está associado a determinado símbolo específico, tornando possível o imediato reconhecimento visual. Estes símbolos são conhecidos como:</text:p>
      <text:p text:style-name="Standard"><text:s/></text:p>
      <text:p text:style-name="Standard">1 - sistema lógico booleano</text:p>
      <text:p text:style-name="Standard">2 - circuitos sequenciais</text:p>
      <text:p text:style-name="Standard">3 - portas combinacionais</text:p>
      <text:p text:style-name="Standard">4 - circuitos lógicos</text:p>
      <text:p text:style-name="P1">5 - portas lógicas</text:p>
      <text:p text:style-name="Standard"><text:s/></text:p>
      <text:p text:style-name="P1">Sua resposta: portas lógicas</text:p>
      <text:p text:style-name="Standard">Valor: Resposta Correta</text:p>
      <text:p text:style-name="Standard">Valor recebido: 10.00</text:p>
      <text:p text:style-name="Standard"/>
      <text:p text:style-name="Standard"><text:soft-page-break/></text:p>
      <text:p text:style-name="Standard"><text:s/></text:p>
      <text:p text:style-name="Standard"><text:s/></text:p>
      <text:p text:style-name="P1">Questão3 <text:s/></text:p>
      <text:p text:style-name="Standard"><text:s/></text:p>
      <text:p text:style-name="Standard"><text:s text:c="3"/>Tendo por base o estudo desenvolvido neste módulo e tendo como referência as equações e seus respectivos circuitos lógicos, escolha a opção correta que melhor completa a seguinte afirmaçã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Observando o circuito lógico e a equação acima, veja que em todas as interseções de fios em que há ligação física deve também haver um ponto (com tamanho razoável), como se fosse uma ____________. Então, quando não existe o referido ponto na interseção de fios, significa que estes fios estão ____________.</text:p>
      <text:p text:style-name="Standard"><text:s/></text:p>
      <text:p text:style-name="Standard">1 - “chave” / “down”</text:p>
      <text:p text:style-name="Standard">2 - “ligação” / “up”</text:p>
      <text:p text:style-name="Standard">3 - “chave” / “desconectados”</text:p>
      <text:p text:style-name="P1">4 - “solda” / “eletricamente isolados”</text:p>
      <text:p text:style-name="Standard">5 - “conexão” / “ interligados”</text:p>
      <text:p text:style-name="Standard"><text:s/></text:p>
      <text:p text:style-name="P1">Sua resposta: “solda” / “eletricamente isolados”</text:p>
      <text:p text:style-name="Standard">Valor: Resposta Correta</text:p>
      <text:p text:style-name="Standard">Valor recebido: 10.00</text:p>
      <text:p text:style-name="Standard"/>
      <text:p text:style-name="Standard"/>
      <text:p text:style-name="Standard"><text:s/></text:p>
      <text:p text:style-name="P1"><text:s/></text:p>
      <text:p text:style-name="P1">Questão4 <text:s/></text:p>
      <text:p text:style-name="P1"><text:s/></text:p>
      <text:p text:style-name="Standard"><text:s text:c="3"/></text:p>
      <text:p text:style-name="Standard">Tendo por base o estudo desenvolvido neste modulo, escolha a opção que melhor completa a seguinte afirmação:</text:p>
      <text:p text:style-name="Standard"/>
      <text:p text:style-name="Standard">O símbolo utilizado na operação complementação é chamado de: ____________________________.</text:p>
      <text:p text:style-name="Standard"/>
      <text:p text:style-name="Standard"><text:s/></text:p>
      <text:p text:style-name="Standard">1 - porta inversa</text:p>
      <text:p text:style-name="Standard">2 - negador inverso</text:p>
      <text:p text:style-name="P1">3 - inversor (negador ou porta inversora)</text:p>
      <text:p text:style-name="Standard">4 - porta lógica</text:p>
      <text:p text:style-name="Standard">5 - porta chaveada</text:p>
      <text:p text:style-name="Standard"><text:s/></text:p>
      <text:p text:style-name="P1">Sua resposta: inversor (negador ou porta inversora)</text:p>
      <text:p text:style-name="Standard"><text:soft-page-break/>Valor: Resposta Correta</text:p>
      <text:p text:style-name="Standard">Valor recebido: 10.00</text:p>
      <text:p text:style-name="Standard"/>
      <text:p text:style-name="Standard"/>
      <text:p text:style-name="Standard"><text:s/></text:p>
      <text:p text:style-name="Standard"><text:s/></text:p>
      <text:p text:style-name="P1">Questão5 <text:s/></text:p>
      <text:p text:style-name="P1"><text:s/></text:p>
      <text:p text:style-name="Standard"><text:s text:c="3"/></text:p>
      <text:p text:style-name="Standard">Tendo por base o estudo desenvolvido neste modulo, escolha a opção que melhor completa a seguinte afirmação:</text:p>
      <text:p text:style-name="Standard"><text:tab/></text:p>
      <text:p text:style-name="Standard">A soma de produtos e o produto de somas que estudamos nos parágrafos anteriores apresentam ainda uma característica peculiar: todas as variáveis da função estão presentes em cada termo soma e em cada termo produto. Em virtude desta característica, essas formas são chamadas de: _____________________________________.</text:p>
      <text:p text:style-name="Standard"/>
      <text:p text:style-name="Standard"><text:s/></text:p>
      <text:p text:style-name="P1">1 - canônicas</text:p>
      <text:p text:style-name="Standard">2 - mintermos</text:p>
      <text:p text:style-name="Standard">3 - maxitermos</text:p>
      <text:p text:style-name="Standard">4 - produtos</text:p>
      <text:p text:style-name="Standard">5 - binárias</text:p>
      <text:p text:style-name="Standard"><text:s/></text:p>
      <text:p text:style-name="P1">Sua resposta: canônicas</text:p>
      <text:p text:style-name="Standard">Valor: Resposta Correta</text:p>
      <text:p text:style-name="Standard">Valor recebido: 10.00</text:p>
      <text:p text:style-name="Standard"/>
      <text:p text:style-name="Standard"><text:s/></text:p>
      <text:p text:style-name="Standard"><text:s/></text:p>
      <text:p text:style-name="P1">Questão8 <text:s/></text:p>
      <text:p text:style-name="P1"><text:s/></text:p>
      <text:p text:style-name="Standard"><text:s text:c="3"/></text:p>
      <text:p text:style-name="Standard">Tendo por base o estudo desenvolvido neste módulo, escolha a opção que melhor completa a seguinte afirmação:</text:p>
      <text:p text:style-name="Standard"/>
      <text:p text:style-name="Standard"><text:tab/>No segundo teorema de De Morgan observamos que é chamado de dual (espelho ou contrário) do primeiro, sendo assim, ele diz que a ___________________________de uma soma (lógica) equivale ao produto das negações individuais das variáveis.</text:p>
      <text:p text:style-name="Standard"/>
      <text:p text:style-name="Standard"><text:s/></text:p>
      <text:p text:style-name="Standard">1 - inversão</text:p>
      <text:p text:style-name="Standard">2 - reflexão</text:p>
      <text:p text:style-name="P1">3 - complementação</text:p>
      <text:p text:style-name="Standard">4 - adição</text:p>
      <text:p text:style-name="Standard">5 - multiplicação</text:p>
      <text:p text:style-name="Standard"><text:s/></text:p>
      <text:p text:style-name="P1">Sua resposta: complementação</text:p>
      <text:p text:style-name="Standard">Valor: Resposta Correta</text:p>
      <text:p text:style-name="Standard">Valor recebido: 10.00</text:p>
      <text:p text:style-name="Standard"/>
      <text:p text:style-name="Standard"/>
      <text:p text:style-name="Standard"><text:soft-page-break/><text:s/></text:p>
      <text:p text:style-name="Standard"><text:s/></text:p>
      <text:p text:style-name="P2">Questão9 <text:s/></text:p>
      <text:p text:style-name="P2"><text:s/></text:p>
      <text:p text:style-name="Standard"><text:s text:c="3"/></text:p>
      <text:p text:style-name="Standard">Observe as proposições abaixo e responda se é FALSA ou VERDADEIRA. Logo depois selecione a resposta que corresponde à sequência escolhida.</text:p>
      <text:p text:style-name="Standard"/>
      <text:p text:style-name="Standard">(<text:tab/> ) <text:s/>Um circuito lógico tem por característica ser composto pelas portas lógicas relacionadas às operações realizadas sobre as variáveis de entrada.</text:p>
      <text:p text:style-name="Standard">(<text:tab/> ) Em um desenho de implementação do circuito lógico podemos observar os resultados das operações e a condução por meio de fios que são representados com a utilização de linhas simples.</text:p>
      <text:p text:style-name="Standard">(<text:tab/> ) <text:s/>As leis da álgebra Booleana tratam dos valores que uma variável pode assumir (espaço <text:s/>Booleano) e as operações elementares deste espaço. </text:p>
      <text:p text:style-name="Standard">(<text:tab/> ) <text:s/>As propriedades das leis Booleanas são conduzidas tendo por base as operações de portas inversoras. </text:p>
      <text:p text:style-name="Standard">(<text:tab/> ) <text:s/>Augustus De Morgan diz em seu primeiro teorema que a complementação de um produto (lógico) equivale à soma (lógica) das negações de cada variável do referido produto.</text:p>
      <text:p text:style-name="Standard"/>
      <text:p text:style-name="Standard"><text:s/></text:p>
      <text:p text:style-name="Standard">1 - V – V – V – F - V</text:p>
      <text:p text:style-name="Standard">2 - V – V – F – V - V</text:p>
      <text:p text:style-name="P2">3 - F – F – F – V - V</text:p>
      <text:p text:style-name="Standard">4 - V – F – V – F - F</text:p>
      <text:p text:style-name="Standard">5 - F – F – F – V - F</text:p>
      <text:p text:style-name="Standard"><text:s/></text:p>
      <text:p text:style-name="P2">Sua resposta: F – F – F – V - V</text:p>
      <text:p text:style-name="Standard">Valor: Resposta Errada</text:p>
      <text:p text:style-name="Standard">Valor recebido: 0.00</text:p>
      <text:p text:style-name="Standard"/>
      <text:p text:style-name="Standard"/>
      <text:p text:style-name="Standard"><text:s/></text:p>
      <text:p text:style-name="Standard"><text:s/></text:p>
      <text:p text:style-name="P2">Questão10 <text:s/></text:p>
      <text:p text:style-name="Standard"><text:s/></text:p>
      <text:p text:style-name="Standard"><text:s text:c="3"/></text:p>
      <text:p text:style-name="Standard">Tendo por base o estudo desenvolvido neste modulo e tendo como referência as equações e seus respectivos circuitos lógicos, escolha a opção correta que melhor completa a seguinte afirmação:</text:p>
      <text:p text:style-name="Standard"/>
      <text:p text:style-name="Standard">Os circuitos para formas _____________ são vistos como o caso mais generalista. Geralmente, as formas ______________ nos levam a circuitos em que o número de níveis lógicos é maior do que ___________. </text:p>
      <text:p text:style-name="Standard"/>
      <text:p text:style-name="Standard"><text:s/></text:p>
      <text:p text:style-name="P2">1 - binárias / fatoradas / quatro</text:p>
      <text:p text:style-name="Standard">2 - multiníveis / combinacionais / três</text:p>
      <text:p text:style-name="Standard">3 - combinacionais / multinível / dois</text:p>
      <text:p text:style-name="Standard">4 - fatoradas / fatoradas / dois</text:p>
      <text:p text:style-name="Standard">5 - helicoidais / booleanas / um</text:p>
      <text:p text:style-name="Standard"><text:s/></text:p>
      <text:p text:style-name="P2">Sua resposta: binárias / fatoradas / quatro</text:p>
      <text:p text:style-name="Standard">Valor: Resposta Errada</text:p>
      <text:p text:style-name="Standard"><text:soft-page-break/>Valor recebido: 0.00</text:p>
      <text:p text:style-name="Standard"/>
      <text:p text:style-name="Standard"/>
      <text:p text:style-name="Standard"><text:s/></text:p>
      <text:p text:style-name="Standard"><text:s/></text:p>
      <text:p text:style-name="Standard">Total de itens corretos: 6</text:p>
      <text:p text:style-name="Standard">Total de itens errados: 4</text:p>
      <text:p text:style-name="Standard"><text:s/></text:p>
      <text:p text:style-name="Standard">Nota obtida no teste: 60.00 / 100</text:p>
      <text:p text:style-name="Standard"/>
      <text:p text:style-name="Standard"/>
      <text:p text:style-name="Standard"/>
      <text:p text:style-name="Standard"/>
      <text:p text:style-name="Standard"/>
      <text:p text:style-name="Standard"/>
      <text:p text:style-name="Standard">TESTE REALIZADO</text:p>
      <text:p text:style-name="Standard"/>
      <text:p text:style-name="Standard"><text:s/></text:p>
      <text:p text:style-name="Standard">Questão1 <text:s/></text:p>
      <text:p text:style-name="Standard"><text:s/></text:p>
      <text:p text:style-name="Standard"><text:s text:c="3"/></text:p>
      <text:p text:style-name="Standard">Tendo por base o estudo desenvolvido neste módulo e tendo como referência as equações e seus respectivos circuitos lógicos, escolha a opção correta que melhor completa a seguinte afirmação:</text:p>
      <text:p text:style-name="Standard"/>
      <text:p text:style-name="Standard"><text:tab/>Havendo uma equação _____________________________ de uma função qualquer, o circuito para uma equação simplificada tendo por base uma equação canônica possui uma quantidade menor de portas e/ou portas com menor complexidade.</text:p>
      <text:p text:style-name="Standard"/>
      <text:p text:style-name="Standard"><text:s/></text:p>
      <text:p text:style-name="Standard">1 - de circuitos em dois níveis</text:p>
      <text:p text:style-name="P1">2 - canônica</text:p>
      <text:p text:style-name="Standard">3 - harmônica</text:p>
      <text:p text:style-name="Standard">4 - lógica</text:p>
      <text:p text:style-name="Standard">5 - booleana</text:p>
      <text:p text:style-name="Standard"><text:s/></text:p>
      <text:p text:style-name="P1">Sua resposta: canônica</text:p>
      <text:p text:style-name="Standard">Valor: Resposta Correta</text:p>
      <text:p text:style-name="Standard">Valor recebido: 10.00</text:p>
      <text:p text:style-name="Standard"/>
      <text:p text:style-name="Standard"/>
      <text:p text:style-name="P1"><text:s/></text:p>
      <text:p text:style-name="P1"><text:s/></text:p>
      <text:p text:style-name="P1">Questão2 <text:s/></text:p>
      <text:p text:style-name="Standard"><text:s/></text:p>
      <text:p text:style-name="Standard"><text:s text:c="3"/></text:p>
      <text:p text:style-name="Standard">Tendo por base o estudo desenvolvido neste modulo, escolha a opção que melhor completa a seguinte afirmação:</text:p>
      <text:p text:style-name="Standard"/>
      <text:p text:style-name="Standard"><text:tab/>Chamamos essas possibilidades de valores que as variáveis podem assumir, juntamente com os respectivos valores da função, de __________________________________.</text:p>
      <text:p text:style-name="Standard"/>
      <text:p text:style-name="Standard"><text:s/></text:p>
      <text:p text:style-name="P1"><text:soft-page-break/>1 - espaço da função</text:p>
      <text:p text:style-name="Standard">2 - variáveis</text:p>
      <text:p text:style-name="Standard">3 - complementação</text:p>
      <text:p text:style-name="Standard">4 - adição</text:p>
      <text:p text:style-name="Standard">5 - multiplicação</text:p>
      <text:p text:style-name="Standard"><text:s/></text:p>
      <text:p text:style-name="P1">Sua resposta: espaço da função</text:p>
      <text:p text:style-name="Standard">Valor: Resposta Correta</text:p>
      <text:p text:style-name="Standard">Valor recebido: 10.00</text:p>
      <text:p text:style-name="Standard"/>
      <text:p text:style-name="Standard"><text:s/></text:p>
      <text:p text:style-name="Standard"><text:s text:c="3"/></text:p>
      <text:p text:style-name="Standard"/>
      <text:p text:style-name="Standard"/>
      <text:p text:style-name="Standard"><text:s/></text:p>
      <text:p text:style-name="Standard"><text:s/></text:p>
      <text:p text:style-name="P1">Questão4 <text:s/></text:p>
      <text:p text:style-name="Standard"><text:s/></text:p>
      <text:p text:style-name="Standard"><text:s text:c="3"/></text:p>
      <text:p text:style-name="Standard">Tendo por base o estudo desenvolvido neste modulo, escolha a opção que melhor completa a seguinte afirmação:</text:p>
      <text:p text:style-name="Standard"/>
      <text:p text:style-name="Standard">Conforme a ordem de avaliação os _______________ e as ________________que implementam as operações Booleanas devem aparecer na equação posicionados da esquerda para a direita.</text:p>
      <text:p text:style-name="Standard"/>
      <text:p text:style-name="Standard"><text:s/></text:p>
      <text:p text:style-name="Standard">1 - registradores / portas</text:p>
      <text:p text:style-name="P1">2 - operadores / portas</text:p>
      <text:p text:style-name="Standard">3 - ponteiros / operações</text:p>
      <text:p text:style-name="Standard">4 - ponteiros / equações</text:p>
      <text:p text:style-name="Standard">5 - operadores / operações</text:p>
      <text:p text:style-name="Standard"><text:s/></text:p>
      <text:p text:style-name="P1">Sua resposta: operadores / portas</text:p>
      <text:p text:style-name="Standard">Valor: Resposta Correta</text:p>
      <text:p text:style-name="Standard">Valor recebido: 10.00</text:p>
      <text:p text:style-name="Standard"/>
      <text:p text:style-name="Standard"/>
      <text:p text:style-name="Standard"><text:s/></text:p>
      <text:p text:style-name="Standard"><text:s/></text:p>
      <text:p text:style-name="P1">Questão5 <text:s/></text:p>
      <text:p text:style-name="Standard"><text:s/></text:p>
      <text:p text:style-name="Standard"><text:s text:c="3"/></text:p>
      <text:p text:style-name="Standard">Tendo por base o estudo desenvolvido neste modulo, escolha a opção que melhor completa a seguinte afirmação:</text:p>
      <text:p text:style-name="Standard"/>
      <text:p text:style-name="Standard">No caso de equações ________________ ou _________________, ou chamadas de: soma de produtos, há um primeiro nível (desprezando possíveis inversores), provido somente por portas “E”, sendo cada porta “E” uma implementação dos produtos da equação.</text:p>
      <text:p text:style-name="Standard"/>
      <text:p text:style-name="Standard"><text:s/></text:p>
      <text:p text:style-name="Standard">1 - modificadas / reduzidas</text:p>
      <text:p text:style-name="Standard">2 - reduzidas / simplificadas</text:p>
      <text:p text:style-name="P1"><text:soft-page-break/>3 - canônica / simplificada</text:p>
      <text:p text:style-name="Standard">4 - cônica / reduzida</text:p>
      <text:p text:style-name="Standard">5 - paralelas / equacionais</text:p>
      <text:p text:style-name="Standard"><text:s/></text:p>
      <text:p text:style-name="P1">Sua resposta: canônica / simplificada</text:p>
      <text:p text:style-name="Standard">Valor: Resposta Correta</text:p>
      <text:p text:style-name="Standard">Valor recebido: 10.00</text:p>
      <text:p text:style-name="Standard"/>
      <text:p text:style-name="Standard"/>
      <text:p text:style-name="Standard"><text:s/></text:p>
      <text:p text:style-name="Standard"><text:s/></text:p>
      <text:p text:style-name="P1">Questão6 <text:s/></text:p>
      <text:p text:style-name="Standard"><text:s/></text:p>
      <text:p text:style-name="Standard"><text:s text:c="3"/></text:p>
      <text:p text:style-name="Standard">Tendo por base o estudo desenvolvido neste módulo e tendo como referência as equações e seus respectivos circuitos lógicos, escolha a opção correta que melhor completa a seguinte afirmação:</text:p>
      <text:p text:style-name="Standard"/>
      <text:p text:style-name="Standard">Os circuitos para formas fatoradas são vistos como o caso mais generalista. Geralmente, as formas fatoradas nos levam a circuitos em que o número de níveis lógicos é maior do que 2. Em virtude disso, os circuitos lógicos para formas fatoradas são chamados de_____________ ou ___________.</text:p>
      <text:p text:style-name="Standard"/>
      <text:p text:style-name="Standard"><text:s/></text:p>
      <text:p text:style-name="Standard">1 - circuitos binários / circuitos em dois níveis</text:p>
      <text:p text:style-name="Standard">2 - equações multinível / circuitos multinível</text:p>
      <text:p text:style-name="P1">3 - circuitos multinível / lógica multinível</text:p>
      <text:p text:style-name="Standard">4 - equações em níveis / lógicas multinível</text:p>
      <text:p text:style-name="Standard">5 - circuitos booleanos / circuitos binários</text:p>
      <text:p text:style-name="Standard"><text:s/></text:p>
      <text:p text:style-name="P1">Sua resposta: circuitos multinível / lógica multinível</text:p>
      <text:p text:style-name="Standard">Valor: Resposta Correta</text:p>
      <text:p text:style-name="Standard">Valor recebido: 10.00</text:p>
      <text:p text:style-name="Standard"/>
      <text:p text:style-name="Standard"/>
      <text:p text:style-name="Standard"><text:s/></text:p>
      <text:p text:style-name="Standard"><text:s/></text:p>
      <text:p text:style-name="P1">Questão7 <text:s/></text:p>
      <text:p text:style-name="Standard"><text:s/></text:p>
      <text:p text:style-name="Standard"><text:s text:c="3"/></text:p>
      <text:p text:style-name="Standard">Observe as proposições abaixo e responda se é FALSA ou VERDADEIRA. Logo depois selecione a resposta que corresponde à sequência escolhida.</text:p>
      <text:p text:style-name="Standard"/>
      <text:p text:style-name="Standard">(<text:tab/> ) <text:s/>No caso da Derivação de Expressões usando Soma de Produtos (SdP), a cada combinação de entradas podemos associar um determinado termo produto, no qual todas as variáveis da função estarão presentes, e que é composto da seguinte maneira: caso a variável correspondente tiver o valor 0 (zero), ela irá aparecer “negada”.</text:p>
      <text:p text:style-name="Standard">(<text:tab/> ) <text:s/>No caso da Derivação de Expressões usando Soma de Produtos (SdP), a cada combinação de entradas podemos associar um determinado termo produto, no qual todas as variáveis da função estarão presentes, e que é composto da seguinte maneira: caso a variável tiver o valor <text:s/>1 (um), ela deve aparecer como “não negada”.</text:p>
      <text:p text:style-name="Standard">(<text:tab/> ) <text:s/>No caso da Derivação de Expressões usando Soma de Produtos (SdP), cada termo produto construído conforme a regra de associar determinado termo produto no qual todas as variáveis da função estarão presentes é chamado de: produto dos opostos. </text:p>
      <text:p text:style-name="Standard"><text:soft-page-break/>(<text:tab/> ) <text:s/>No caso da Derivação de Expressões usando Soma de Produtos (SdP), termo produto construído conforme a regra de associar determinado termo produto no qual todas as variáveis da função estarão presentes é chamado de: mintermo.</text:p>
      <text:p text:style-name="Standard">(<text:tab/> ) No caso da Derivação de Expressões usando Soma de Produtos (SdP), o método de derivação usando produto de somas é o dual (igual) do método de derivação em soma de produtos.</text:p>
      <text:p text:style-name="Standard"/>
      <text:p text:style-name="Standard"><text:s/></text:p>
      <text:p text:style-name="Standard">1 - V – F – V – F - V</text:p>
      <text:p text:style-name="P1">2 - V – V – F – V - F</text:p>
      <text:p text:style-name="Standard">3 - F – F – F – V - V</text:p>
      <text:p text:style-name="Standard">4 - V – F – F – F - F</text:p>
      <text:p text:style-name="Standard">5 - F – V – V – V - F</text:p>
      <text:p text:style-name="Standard"><text:s/></text:p>
      <text:p text:style-name="P1">Sua resposta: V – V – F – V - F</text:p>
      <text:p text:style-name="Standard">Valor: Resposta Correta</text:p>
      <text:p text:style-name="Standard">Valor recebido: 10.00</text:p>
      <text:p text:style-name="Standard"/>
      <text:p text:style-name="Standard"/>
      <text:p text:style-name="Standard"/>
      <text:p text:style-name="Standard"/>
      <text:p text:style-name="Standard"><text:s/></text:p>
      <text:p text:style-name="Standard"><text:s/></text:p>
      <text:p text:style-name="P1">Questão9 <text:s/></text:p>
      <text:p text:style-name="P1"><text:s/></text:p>
      <text:p text:style-name="Standard"><text:s text:c="3"/></text:p>
      <text:p text:style-name="Standard">Tendo por base o estudo desenvolvido neste módulo, escolha a opção que melhor completa a seguinte afirmação:</text:p>
      <text:p text:style-name="Standard"/>
      <text:p text:style-name="Standard">No caso de equações canônicas ou simplificadas, ou chamadas de: soma de produtos, há um primeiro nível (desprezando possíveis inversores), provido somente por portas ________, sendo cada porta _______ uma implementação dos produtos da equação. Existe ainda um segundo nível, composto por uma porta ______, responsável pela “soma” lógica dos produtos.</text:p>
      <text:p text:style-name="Standard"/>
      <text:p text:style-name="Standard"><text:s/></text:p>
      <text:p text:style-name="Standard">1 - “E” / / “OU” / “E”</text:p>
      <text:p text:style-name="Standard">2 - “E” / “OU” / “OU”</text:p>
      <text:p text:style-name="Standard">3 - “OU” / “F” / “E”</text:p>
      <text:p text:style-name="Standard">4 - “E” / “E” / “E”</text:p>
      <text:p text:style-name="P1">5 - “E” / “E” / “OU”</text:p>
      <text:p text:style-name="Standard"><text:s/></text:p>
      <text:p text:style-name="P3">Sua resposta: “E” / “E” / “OU”</text:p>
      <text:p text:style-name="Standard">Valor: Resposta Correta</text:p>
      <text:p text:style-name="Standard">Valor recebido: 10.00</text:p>
      <text:p text:style-name="Standard"/>
      <text:p text:style-name="Standard"/>
      <text:p text:style-name="Standard"><text:s/></text:p>
      <text:p text:style-name="Standard"><text:s/></text:p>
      <text:p text:style-name="P1">Questão10 <text:s/></text:p>
      <text:p text:style-name="P1"><text:s/></text:p>
      <text:p text:style-name="Standard"><text:s text:c="3"/></text:p>
      <text:p text:style-name="Standard">Observe as proposições abaixo e responda se é FALSA ou VERDADEIRA. Logo depois selecione a resposta que corresponde à sequência escolhida.</text:p>
      <text:p text:style-name="Standard"><text:soft-page-break/></text:p>
      <text:p text:style-name="Standard">(<text:tab/> ) <text:s/>Um circuito lógico tem por característica ser composto pelas portas lógicas relacionadas às operações realizadas sobre as variáveis de entrada.</text:p>
      <text:p text:style-name="Standard">(<text:tab/> ) Em um desenho de implementação do circuito lógico podemos observar os resultados das operações e a condução por meio de fios que são representados com a utilização de linhas simples.</text:p>
      <text:p text:style-name="Standard">(<text:tab/> ) <text:s/>As leis da álgebra <text:s/>Booleana tratam dos valores que uma variável pode assumir (espaço <text:s/>Booleano) e as operações elementares deste espaço. </text:p>
      <text:p text:style-name="Standard">(<text:tab/> ) <text:s/>As propriedades das leis Booleanas são conduzidas tendo por base as operações de portas inversoras.</text:p>
      <text:p text:style-name="Standard">(<text:tab/> ) <text:s/>Tendo por base uma função Booleana que possui “n” variáveis ou “n” entradas, consequentemente poderá haver 2n (dois elevado a n) possibilidades de combinações de valores.</text:p>
      <text:p text:style-name="Standard"><text:s/></text:p>
      <text:p text:style-name="P1">1 - V – V – V – F - V</text:p>
      <text:p text:style-name="Standard">2 - V – V – F – V - V</text:p>
      <text:p text:style-name="Standard">3 - F – F – F – V - V</text:p>
      <text:p text:style-name="Standard">4 - V – F – V – F - F</text:p>
      <text:p text:style-name="Standard">5 - F – F – F – V - F</text:p>
      <text:p text:style-name="Standard"><text:s/></text:p>
      <text:p text:style-name="P1">Sua resposta: V – V – V – F - V</text:p>
      <text:p text:style-name="Standard">Valor: Resposta Correta</text:p>
      <text:p text:style-name="Standard">Valor recebido: 10.00</text:p>
      <text:p text:style-name="Standard"/>
      <text:p text:style-name="Standard"/>
      <text:p text:style-name="Standard"><text:s/></text:p>
      <text:p text:style-name="Standard"><text:s/></text:p>
      <text:p text:style-name="Standard">Total de itens corretos: 10</text:p>
      <text:p text:style-name="Standard">Total de itens errados: 0</text:p>
      <text:p text:style-name="Standard"><text:s/></text:p>
      <text:p text:style-name="Standard">Nota obtida no teste: 100.00 / 1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6:24:59.804130773</meta:creation-date>
    <dc:date>2023-05-05T15:37:33.185481801</dc:date>
    <meta:editing-duration>PT1H45M41S</meta:editing-duration>
    <meta:editing-cycles>1</meta:editing-cycles>
    <meta:document-statistic meta:table-count="0" meta:image-count="0" meta:object-count="0" meta:page-count="9" meta:paragraph-count="298" meta:word-count="1927" meta:character-count="11632" meta:non-whitespace-character-count="9634"/>
    <meta:generator>LibreOffice/7.3.7.2$Linux_X86_64 LibreOffice_project/30$Build-2</meta:generator>
  </office:meta>
</office:document-meta>
</file>